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784cm" svg:y="0.925cm">
            <draw:object draw:notify-on-update-of-ranges="Sheet1.B3:Sheet1.B3 Sheet1.B4:Sheet1.B1027 Sheet1.C3:Sheet1.C3 Sheet1.C4:Sheet1.C10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index de la combinaison testé </text:p>
          </table:table-cell>
          <table:table-cell table:style-name="ce1" office:value-type="string" calcext:value-type="string">
            <text:p>génération par cycl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22:06:31.038833503</meta:creation-date>
    <dc:date>2021-12-09T22:13:59.322616834</dc:date>
    <meta:editing-duration>PT7M29S</meta:editing-duration>
    <meta:editing-cycles>1</meta:editing-cycles>
    <meta:document-statistic meta:table-count="1" meta:cell-count="2050" meta:object-count="1"/>
    <meta:generator>LibreOffice/7.1.7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149cm" svg:y="4.201cm" style:legend-expansion="high" chart:style-name="ch2"/>
        <chart:plot-area chart:style-name="ch3" table:cell-range-address="Sheet1.B3:Sheet1.C1027" chart:data-source-has-labels="both" svg:x="0.32cm" svg:y="0.18cm" svg:width="11.509cm" svg:height="8.64cm">
          <chart:coordinate-region svg:x="0.756cm" svg:y="0.18cm" svg:width="10.636cm" svg:height="7.517cm"/>
          <chart:axis chart:dimension="x" chart:name="primary-x" chart:style-name="ch4" chartooo:axis-type="auto">
            <chartooo:date-scale/>
            <chart:categories table:cell-range-address="Sheet1.B4:Sheet1.B102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C4:Sheet1.C1027" chart:label-cell-address="Sheet1.C3:Sheet1.C3" chart:class="chart:area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énération par cycl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1027</svg:desc>
                </draw:g>
              </table:table-cell>
              <table:table-cell office:value-type="float" office:value="1">
                <text:p>1</text:p>
                <draw:g>
                  <svg:desc>Sheet1.C4:Sheet1.C10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